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7in"/>
    </style:style>
    <style:style style:name="co2" style:family="table-column">
      <style:table-column-properties fo:break-before="auto" style:column-width="0.7417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2.6008in"/>
    </style:style>
    <style:style style:name="co5" style:family="table-column">
      <style:table-column-properties fo:break-before="auto" style:column-width="12.3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3.0055in" fo:break-before="auto" style:use-optimal-row-height="true"/>
    </style:style>
    <style:style style:name="ro4" style:family="table-row">
      <style:table-row-properties style:row-height="1.8445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cc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ccffcc" style:vertical-align="top"/>
      <style:text-properties style:use-window-font-color="true"/>
    </style:style>
    <style:style style:name="ce4" style:family="table-cell" style:parent-style-name="Default" style:data-style-name="N100">
      <style:table-cell-properties style:vertical-align="top"/>
    </style:style>
    <style:style style:name="ce5" style:family="table-cell" style:parent-style-name="Default">
      <style:table-cell-properties fo:background-color="#ccffcc"/>
      <style:text-properties style:use-window-font-color="true"/>
    </style:style>
  </office:automatic-styles>
  <office:body>
    <office:spreadsheet>
      <table:table table:name="Sheet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5" table:default-cell-style-name="ce2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afe-mod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retur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l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[command]</text:p>
          </table:table-cell>
          <table:table-cell/>
          <table:table-cell office:value-type="string" calcext:value-type="string">
            <text:p>List commands, or get help for a comma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top noocoin serv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blockcount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he number of blocks in the longest block chai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blocknumber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eprecated. <text:s/>Use getblockcou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connectioncount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he number of connections to other nod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peerinfo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data about each connected network no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difficulty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difficulty as a multiple of the minimum difficult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generate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rue or fals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generate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generate&gt;</text:p>
            <text:p>[genproclimit]</text:p>
          </table:table-cell>
          <table:table-cell/>
          <table:table-cell office:value-type="string" calcext:value-type="string">
            <text:p>&lt;generate&gt; is true or false to turn generation on or off.</text:p>
            <text:p>Generation is limited to [genproclimit] processors, -1 is unlimi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hashespersec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a recent hashes per second performance measurement while genera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networkghps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a recent Ghash/second network mining estimat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tinfo</text:p>
          </table:table-cell>
          <table:table-cell table:style-name="ce4" office:value-type="string" calcext:value-type="string">
            <text:p>true</text:p>
          </table:table-cell>
          <table:table-cell/>
          <table:table-cell office:value-type="string" calcext:value-type="string">
            <text:p>version =&gt; "v0.4.0.0-unk-beta"</text:p>
            <text:p>protocolversion =&gt; 60004</text:p>
            <text:p>walletversion =&gt; 60000</text:p>
            <text:p>balance =&gt; 29143483.71000000</text:p>
            <text:p>unconfirmed =&gt; 00000000.00000000</text:p>
            <text:p>newmint =&gt; 4223524.60000000</text:p>
            <text:p>stake =&gt; 4950.85000000</text:p>
            <text:p>*blocks =&gt; 6648</text:p>
            <text:p>moneysupply =&gt; 33376966.90000000</text:p>
            <text:p>connections =&gt; 0</text:p>
            <text:p>proxy =&gt; ""</text:p>
            <text:p>ip =&gt; "0.0.0.0"</text:p>
            <text:p>*difficulty =&gt; 0.00755887</text:p>
            <text:p>*testnet =&gt; false</text:p>
            <text:p>keypoololdest =&gt; 1402985585</text:p>
            <text:p>keypoolsize =&gt; 108</text:p>
            <text:p>paytxfee =&gt; 0.01000000</text:p>
            <text:p>*errors =&gt; ""</text:p>
          </table:table-cell>
          <table:table-cell office:value-type="string" calcext:value-type="string">
            <text:p>Returns an object containing various state info.</text:p>
            <text:p>Balance = total spendable balance</text:p>
            <text:p>Unconfirmed = balance that has 0 confirmations</text:p>
            <text:p>NewMint = balance minted from coinbase</text:p>
            <text:p>Stake = balance minted from coinstak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mininginfo</text:p>
          </table:table-cell>
          <table:table-cell table:style-name="ce4" office:value-type="string" calcext:value-type="string">
            <text:p>true</text:p>
          </table:table-cell>
          <table:table-cell/>
          <table:table-cell office:value-type="string" calcext:value-type="string">
            <text:p>*blocks =&gt; 6648</text:p>
            <text:p>currentblocksize =&gt; 0</text:p>
            <text:p>currentblocktx =&gt; 0</text:p>
            <text:p>*difficulty =&gt; 0.00755887</text:p>
            <text:p>*errors =&gt; ""</text:p>
            <text:p>generate =&gt; true</text:p>
            <text:p>genproclimit =&gt; -1</text:p>
            <text:p>hashespersec =&gt; 0</text:p>
            <text:p>networkghps =&gt; 0.00007498</text:p>
            <text:p>pooledtx =&gt; 0</text:p>
            <text:p>*testnet =&gt; false</text:p>
          </table:table-cell>
          <table:table-cell office:value-type="string" calcext:value-type="string">
            <text:p>Returns an object containing mining-related information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etnewaddress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[account]</text:p>
          </table:table-cell>
          <table:table-cell/>
          <table:table-cell office:value-type="string" calcext:value-type="string">
            <text:p>Returns a new noocoin address for receiving payments.</text:p>
            <text:p>If [account] is specified (recommended), it is added to the address book</text:p>
            <text:p>So payments received with the address will be credited to [account]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accountaddress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account&gt;</text:p>
          </table:table-cell>
          <table:table-cell/>
          <table:table-cell office:value-type="string" calcext:value-type="string">
            <text:p>Returns the current noocoin address for receiving payments to this accoun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account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noocoinaddress&gt;</text:p>
            <text:p>&lt;account&gt;</text:p>
          </table:table-cell>
          <table:table-cell/>
          <table:table-cell office:value-type="string" calcext:value-type="string">
            <text:p>Sets the account associated with the given addre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account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noocoinaddress&gt;</text:p>
          </table:table-cell>
          <table:table-cell/>
          <table:table-cell office:value-type="string" calcext:value-type="string">
            <text:p>Returns the account associated with the given addre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addressesbyaccount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account&gt;</text:p>
          </table:table-cell>
          <table:table-cell/>
          <table:table-cell office:value-type="string" calcext:value-type="string">
            <text:p>Returns the list of addresses for the given account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endtoaddress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noocoinaddress&gt;</text:p>
            <text:p>&lt;amount&gt;</text:p>
            <text:p>[comment]</text:p>
            <text:p>[comment-to]</text:p>
          </table:table-cell>
          <table:table-cell/>
          <table:table-cell office:value-type="string" calcext:value-type="string">
            <text:p>&lt;amount&gt; is a real and is rounded to the nearest 0.000001 requires wallet</text:p>
            <text:p>Passphrase to be set with walletpassphrase first if encryp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receivedbyaddres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eivedbyaccoun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receivedbyaddres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receivedbyaccoun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upwallet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oolrefill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etpassphrase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etpassphrasechan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etlock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ryptwalle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address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tbalanc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[account]</text:p>
            <text:p>[minconf=1]</text:p>
          </table:table-cell>
          <table:table-cell/>
          <table:table-cell office:value-type="string" calcext:value-type="string">
            <text:p>If [account] is not specified, returns the server's total available balance.</text:p>
            <text:p>If [account] is specified, returns the balance in the account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v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fromaccount&gt;</text:p>
            <text:p>&lt;toaccount&gt;</text:p>
            <text:p>&lt;amount&gt;</text:p>
            <text:p>[minconf=1]</text:p>
            <text:p>[comment]</text:p>
          </table:table-cell>
          <table:table-cell/>
          <table:table-cell office:value-type="string" calcext:value-type="string">
            <text:p>Move from one account in your wallet to anoth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dfrom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man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multisigaddres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lock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lockhash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transaction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transaction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messa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fymessa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twork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[data]</text:p>
          </table:table-cell>
          <table:table-cell/>
          <table:table-cell office:value-type="string" calcext:value-type="string">
            <text:p>If [data] is not specified, returns formatted hash data to work on.</text:p>
            <text:p>If [data] is specified, tries to solve the block and returns true if it was successfu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account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txfe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amount&gt;</text:p>
          </table:table-cell>
          <table:table-cell/>
          <table:table-cell office:value-type="string" calcext:value-type="string">
            <text:p>&lt;amount&gt; is a real and is rounded to 0.01 (cent)</text:p>
            <text:p>Minimum and default transaction fee per KB is 1 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blocktemplate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mitblock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sinceblock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privke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privke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heckpoint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eservebalanc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reserve&gt;</text:p>
            <text:p>[amount]</text:p>
          </table:table-cell>
          <table:table-cell/>
          <table:table-cell office:value-type="string" calcext:value-type="string">
            <text:p>&lt;reserve&gt; is true or false to turn balance reserve on or off.</text:p>
            <text:p>&lt;amount&gt; is a real and rounded to cent.</text:p>
            <text:p>Set reserve amount not participating in network protection.</text:p>
            <text:p>If no parameters provided current setting is prin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wallet</text:p>
          </table:table-cell>
          <table:table-cell table:style-name="ce4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Check wallet for integrit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airwallet</text:p>
          </table:table-cell>
          <table:table-cell table:style-name="ce4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Repair wallet if checkwallet reports any proble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keypair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aler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ocoin</text:p>
          </table:table-cell>
          <table:table-cell table:style-name="ce3" table:number-columns-repeated="1019"/>
          <table:table-cell table:style-name="ce5" table:number-columns-repeated="4"/>
        </table:table-row>
        <table:table-row table:style-name="ro1">
          <table:table-cell office:value-type="string" calcext:value-type="string">
            <text:p>getcoina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submitvot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payment curve&gt;</text:p>
            <text:p>&lt;tick count&gt;</text:p>
            <text:p>&lt;api-id&gt;</text:p>
          </table:table-cell>
          <table:table-cell office:value-type="string" calcext:value-type="string">
            <text:p>hash of result transaction or "" if failed??</text:p>
          </table:table-cell>
          <table:table-cell office:value-type="string" calcext:value-type="string">
            <text:p>Creates a coinage spend transaction associated with an api and a future tick-index payment curve</text:p>
            <text:p>&lt;api-id&gt; is a string url(uri?)</text:p>
            <text:p>&lt;payment curve&gt; is currently just a real and is rounded to the nearest 0.000001</text:p>
            <text:p>&lt;tick count&gt; the number of ticks into the future (from this transaction timestamp) that this payment is good fo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ubmitwork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payment&gt;</text:p>
            <text:p>&lt;tick-index&gt;</text:p>
            <text:p>&lt;hex data&gt;</text:p>
            <text:p>&lt;api-id&gt;</text:p>
          </table:table-cell>
          <table:table-cell office:value-type="string" calcext:value-type="string">
            <text:p>hash of result transaction or "" if failed??</text:p>
          </table:table-cell>
          <table:table-cell office:value-type="string" calcext:value-type="string">
            <text:p>Creates a coinage spend transaction associated with canidate work data for a specific api and tick</text:p>
            <text:p>&lt;payment&gt; is a real and is rounded to the nearest 0.0000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istapis</text:p>
          </table:table-cell>
          <table:table-cell table:style-name="ce4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et candidate API ticks and coinage spent on each.</text:p>
            <text:p>Returns list of api-id,tick-index and total coinage currently sp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stwinners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api-id&gt;</text:p>
          </table:table-cell>
          <table:table-cell/>
          <table:table-cell office:value-type="string" calcext:value-type="string">
            <text:p>Get future prediction data and stats from PCC winners of specified API</text:p>
            <text:p>Returns all MPE transactions of PCC winners of specified api-id where ticks are in the future</text:p>
          </table:table-cell>
          <table:table-cell table:number-columns-repeated="101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16:20:03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0M8S</meta:editing-duration>
    <meta:editing-cycles>17</meta:editing-cycles>
    <meta:generator>LibreOffice/4.2.4.2$Windows_x86 LibreOffice_project/63150712c6d317d27ce2db16eb94c2f3d7b699f8</meta:generator>
    <dc:date>2014-07-25T16:28:02.533000000</dc:date>
    <dc:creator>Wil Bown</dc:creator>
    <meta:document-statistic meta:table-count="1" meta:cell-count="176" meta:object-count="0"/>
    <meta:user-defined meta:name="Info 1"/>
    <meta:user-defined meta:name="Info 2"/>
    <meta:user-defined meta:name="Info 3"/>
    <meta:user-defined meta:name="Info 4"/>
  </office:meta>
</office:document-meta>
</file>